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1cec9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6c605"/>
    </style:style>
    <style:style style:name="T2" style:family="text">
      <style:text-properties officeooo:rsid="00173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eb6" style:font-weight-asian="normal" style:font-weight-complex="normal"/>
    </style:style>
    <style:style style:name="T5" style:family="text">
      <style:text-properties fo:font-weight="normal" officeooo:rsid="001cec9d" style:font-weight-asian="normal" style:font-weight-complex="normal"/>
    </style:style>
    <style:style style:name="T6" style:family="text">
      <style:text-properties fo:font-weight="normal" officeooo:rsid="00207901" style:font-weight-asian="normal" style:font-weight-complex="normal"/>
    </style:style>
    <style:style style:name="T7" style:family="text">
      <style:text-properties fo:font-weight="normal" officeooo:rsid="0023a9e7" style:font-weight-asian="normal" style:font-weight-complex="normal"/>
    </style:style>
    <style:style style:name="T8" style:family="text">
      <style:text-properties fo:font-weight="normal" officeooo:rsid="002405ac" style:font-weight-asian="normal" style:font-weight-complex="normal"/>
    </style:style>
    <style:style style:name="T9" style:family="text">
      <style:text-properties fo:font-weight="normal" officeooo:rsid="00258544" style:font-weight-asian="normal" style:font-weight-complex="normal"/>
    </style:style>
    <style:style style:name="T10" style:family="text">
      <style:text-properties officeooo:rsid="00192eb6"/>
    </style:style>
    <style:style style:name="T11" style:family="text">
      <style:text-properties officeooo:rsid="001a3a22"/>
    </style:style>
    <style:style style:name="T12" style:family="text">
      <style:text-properties officeooo:rsid="001cec9d"/>
    </style:style>
    <style:style style:name="T13" style:family="text">
      <style:text-properties officeooo:rsid="0024f736"/>
    </style:style>
    <style:style style:name="T14" style:family="text">
      <style:text-properties officeooo:rsid="0026279d"/>
    </style:style>
    <style:style style:name="T15" style:family="text">
      <style:text-properties officeooo:rsid="00269c2a"/>
    </style:style>
    <style:style style:name="T16" style:family="text">
      <style:text-properties officeooo:rsid="002a5296"/>
    </style:style>
    <style:style style:name="T17" style:family="text">
      <style:text-properties officeooo:rsid="002a6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ЕН ПОЗИВ</text:p>
      <text:p text:style-name="P5">[за повръщане]</text:p>
      <text:p text:style-name="P6"/>
      <text:p text:style-name="P6">Гъзув<text:span text:style-name="T17">а</text:span>йте за Порно Пародия ГМЕЧ (И КИРЕЧ) с рудигел <text:span text:style-name="T16">Т</text:span>ъпото начело - то лично обеща да отвори чисто нов бидон с гел и да отсипе по едно бурканче за спомен (вместо пари) на всеки, който е подпуткопродал гъзъ си за него.</text:p>
      <text:p text:style-name="P6"/>
      <text:p text:style-name="P4">Това е предизродна агит-дефекация, десекрация, трепанация, дефлорация <text:span text:style-name="T4">[</text:span><text:span text:style-name="T3">бел. авт. jeban u glavu</text:span><text:span text:style-name="T4">]</text:span>, ексентерация, евис<text:span text:style-name="T15">к</text:span>ерация, екссангвинация и декапитация след ампутация <text:span text:style-name="T7">[бел. авт. </text:span><text:span text:style-name="T3">две ръцѝ разчастени, два крака висещи</text:span><text:span text:style-name="T7">]</text:span>! Всички прилики или разлики, гротескни хиперболи, извършени или неизвършени извращения с реални или нереални, живи, мъртви или немъртви, лице-неприятни и подобни или безподобни гъзове, дирници, членове, членки, кич<text:span text:style-name="T11">ки, </text:span>кутки, мити, немити etc. <text:span text:style-name="T2">И Т.Н. etc. </text:span>содомити и гоморити, etc. <text:span text:style-name="T2">И Т.Н.</text:span> etc., са напъъъълно, ама напъъъълно случайни, всичко е в квантовата мъгла от суперпозиции. Ако някой се познае - да не се е познал (по библейски). Ако някой все пак държи да се е познал, да декларира публично и с нотариална заверка, че се отъждествява на 100% (или за 100₽ <text:span text:style-name="T4">[</text:span><text:span text:style-name="T8">бел. авт. </text:span><text:span text:style-name="T5">гоморашки </text:span><text:span text:style-name="T6">rubble</text:span><text:span text:style-name="T4">и]</text:span><text:span text:style-name="T10"> / </text:span><text:span text:style-name="T12">100 köpekи </text:span>/ 100₮ <text:span text:style-name="T4">[</text:span><text:span text:style-name="T8">бел. авт. </text:span><text:span text:style-name="T5">монголски </text:span><text:span text:style-name="T4">тугрици]</text:span><text:span text:style-name="T10"> / </text:span><text:span text:style-name="T13">30 сребърника, без ДДС</text:span>) с написаното <text:span text:style-name="T1">и ще бъде познат от </text:span><text:span text:style-name="T14">сюрия</text:span><text:span text:style-name="T1"> </text:span><text:span text:style-name="T2">диви </text:span><text:span text:style-name="T1">анадолски пустиняци</text:span>.</text:p>
      <text:p text:style-name="P2"/>
      <text:p text:style-name="P3">Купуването и продаването на гъзове е извращение! <text:span text:style-name="T3">[</text:span><text:span text:style-name="T9">бел. авт. </text:span><text:span text:style-name="T3">освен за вгъзражданите, при които това е ежедневна практика]</text:span></text:p>
      <text:p text:style-name="P3">Сиктир бе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0:20.756922198</meta:creation-date>
    <dc:date>2024-06-07T18:23:28.446799744</dc:date>
    <meta:editing-duration>P1DT22H37M5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11" meta:character-count="1327" meta:non-whitespace-character-count="1122"/>
  </office:meta>
</office:document-meta>
</file>